
<file path=META-INF/manifest.xml><?xml version="1.0" encoding="utf-8"?>
<manifest:manifest xmlns:manifest="urn:oasis:names:tc:opendocument:xmlns:manifest:1.0" manifest:version="1.2">
  <manifest:file-entry manifest:media-type="application/vnd.oasis.opendocument.formula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image/png" manifest:full-path="Thumbnails/thumbnail.png"/>
  <manifest:file-entry manifest:media-type="text/xml" manifest:full-path="settings.xml"/>
</manifest:manifest>
</file>

<file path=content.xml><?xml version="1.0" encoding="utf-8"?>
<math xmlns="http://www.w3.org/1998/Math/MathML">
  <semantics>
    <mtable>
      <mtr>
        <mtd>
          <mrow>
            <mi>E</mi>
            <mo stretchy="false">=</mo>
            <msup>
              <mi mathvariant="italic">m.c</mi>
              <mn>2</mn>
            </msup>
          </mrow>
        </mtd>
      </mtr>
      <mtr>
        <mtd>
          <mtext>Hello [onshow.yourname],</mtext>
        </mtd>
      </mtr>
      <mtr>
        <mtd>
          <mtext>This is a demo of the OpenTBS plugin.</mtext>
        </mtd>
      </mtr>
      <mtr>
        <mtd>
          <mtext>The current document has been generated at [onshow..now;frm='yyyy-dd-mm hh:nn:ss']</mtext>
        </mtd>
      </mtr>
      <mtr>
        <mtd>
          <mtext>PHP version : [onshow..cst.PHP_VERSION]</mtext>
        </mtd>
      </mtr>
      <mtr>
        <mtd>
          <mtext>TBS version : [onshow..version]</mtext>
        </mtd>
      </mtr>
    </mtable>
    <annotation encoding="StarMath 5.0">E = m.c^2 newline
"Hello [onshow.yourname]," newline
"This is a demo of the OpenTBS plugin." newline
"The current document has been generated at [onshow..now;frm='yyyy-dd-mm hh:nn:ss']" newline
"PHP version : [onshow..cst.PHP_VERSION]" newline
"TBS version : [onshow..version]"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Win32 LibreOffice_project/330m19$Build-202</meta:generator>
    <meta:initial-creator>Vincent</meta:initial-creator>
    <meta:creation-date>2009-10-31T14:26:53</meta:creation-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